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ize="12pt" fo:language="en" fo:country="US" fo:font-weight="normal" style:font-size-asian="10.5pt" style:font-weight-asian="normal" style:font-size-complex="12pt" style:font-weight-complex="normal"/>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fo:font-weight="bold" officeooo:rsid="001962cc" officeooo:paragraph-rsid="001962cc" style:font-size-asian="15pt" style:font-weight-asian="bold" style:font-size-complex="15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uan Vela Vargas 1º DAW</text:p>
      <text:p text:style-name="P2"/>
      <text:p text:style-name="P2"/>
      <text:p text:style-name="P2">Define, like in the video, what is 'kernel panic'</text:p>
      <text:p text:style-name="P2"/>
      <text:p text:style-name="P1"><text:bookmark text:name="tw-target-text"/>It is a message displayed by the kernel of an operating system once an internal system error has been detected from which it cannot be recovered. Kernel panics usually provide debugging information that is useful only to developers of the operating system.</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1:42:29.926168643</meta:creation-date>
    <dc:date>2021-10-20T11:44:20.220517412</dc:date>
    <meta:editing-duration>PT1M50S</meta:editing-duration>
    <meta:editing-cycles>1</meta:editing-cycles>
    <meta:document-statistic meta:table-count="0" meta:image-count="0" meta:object-count="0" meta:page-count="1" meta:paragraph-count="3" meta:word-count="56" meta:character-count="328" meta:non-whitespace-character-count="275"/>
    <meta:generator>LibreOffice/7.0.4.2$Linux_X86_64 LibreOffice_project/00$Build-2</meta:generator>
  </office:meta>
</office:document-meta>
</file>